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5500000280AB35C4A47AF09CBF.png" manifest:media-type="image/png"/>
  <manifest:file-entry manifest:full-path="Pictures/1000000000000355000002803A5AB4E6E8F740D8.png" manifest:media-type="image/png"/>
  <manifest:file-entry manifest:full-path="Pictures/100000000000035500000280EF0094F3F56EE58A.png" manifest:media-type="image/png"/>
  <manifest:file-entry manifest:full-path="Pictures/10000000000003550000028082D92AC577F1A812.png" manifest:media-type="image/png"/>
  <manifest:file-entry manifest:full-path="Pictures/10000000000003550000028081A1294A6268FDB8.png" manifest:media-type="image/png"/>
  <manifest:file-entry manifest:full-path="Pictures/100000000000035500000280D1618D8E161696CA.png" manifest:media-type="image/png"/>
  <manifest:file-entry manifest:full-path="Pictures/100000000000035500000280D1ED409E3200830D.png" manifest:media-type="image/png"/>
  <manifest:file-entry manifest:full-path="Pictures/1000000000000355000002808655103E0120047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cfbf0" officeooo:paragraph-rsid="000cfbf0"/>
    </style:style>
    <style:style style:name="P2" style:family="paragraph" style:parent-style-name="Table_20_Contents">
      <style:text-properties officeooo:rsid="000cfbf0" officeooo:paragraph-rsid="000ebc5b"/>
    </style:style>
    <style:style style:name="P3" style:family="paragraph" style:parent-style-name="Table_20_Contents">
      <style:text-properties officeooo:rsid="000ebc5b" officeooo:paragraph-rsid="000ebc5b"/>
    </style:style>
    <style:style style:name="T1" style:family="text">
      <style:text-properties officeooo:rsid="000ebc5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3">L=11</text:p>
          </table:table-cell>
          <table:table-cell table:style-name="Table1.B1" office:value-type="string">
            <text:p text:style-name="P3">L=12</text:p>
          </table:table-cell>
        </table:table-row>
        <table:table-row>
          <table:table-cell table:style-name="Table1.A2" office:value-type="string">
            <text:p text:style-name="P1"><draw:frame draw:style-name="fr1" draw:name="Image1" text:anchor-type="paragraph" svg:x="0.1398in" svg:y="0.0854in" svg:width="3.1744in" svg:height="2.3811in" draw:z-index="0"><draw:image xlink:href="Pictures/10000000000003550000028082D92AC577F1A812.png" xlink:type="simple" xlink:show="embed" xlink:actuate="onLoad" loext:mime-type="image/x-vclgraphic"/><draw:image xlink:href="Pictures/1000000000000355000002803A5AB4E6E8F740D8.png" xlink:type="simple" xlink:show="embed" xlink:actuate="onLoad"/></draw:frame>1e-6</text:p>
          </table:table-cell>
          <table:table-cell table:style-name="Table1.B2" office:value-type="string">
            <text:p text:style-name="P2"><draw:frame draw:style-name="fr2" draw:name="Image2" text:anchor-type="paragraph" svg:width="3.2701in" svg:height="2.4528in" draw:z-index="3"><draw:image xlink:href="Pictures/100000000000035500000280EF0094F3F56EE58A.png" xlink:type="simple" xlink:show="embed" xlink:actuate="onLoad" loext:mime-type="image/x-vclgraphic"/><draw:image xlink:href="Pictures/100000000000035500000280D1618D8E161696CA.png" xlink:type="simple" xlink:show="embed" xlink:actuate="onLoad"/></draw:frame>1e-6</text:p>
          </table:table-cell>
        </table:table-row>
        <table:table-row>
          <table:table-cell table:style-name="Table1.A2" office:value-type="string">
            <text:p text:style-name="P1"><draw:frame draw:style-name="fr1" draw:name="Image4" text:anchor-type="paragraph" svg:x="0.0272in" svg:y="0.0366in" svg:width="3.289in" svg:height="2.4673in" draw:z-index="2"><draw:image xlink:href="Pictures/100000000000035500000280D1ED409E3200830D.png" xlink:type="simple" xlink:show="embed" xlink:actuate="onLoad" loext:mime-type="image/x-vclgraphic"/><draw:image xlink:href="Pictures/1000000000000355000002808655103E0120047D.png" xlink:type="simple" xlink:show="embed" xlink:actuate="onLoad"/></draw:frame>1e-5</text:p>
          </table:table-cell>
          <table:table-cell table:style-name="Table1.B2" office:value-type="string">
            <text:p text:style-name="Table_20_Contents"/>
            <text:p text:style-name="P2">1e-<text:span text:style-name="T1">5</text:span></text:p>
          </table:table-cell>
        </table:table-row>
        <table:table-row>
          <table:table-cell table:style-name="Table1.A2" office:value-type="string">
            <text:p text:style-name="Table_20_Contents"><draw:frame draw:style-name="fr2" draw:name="Image3" text:anchor-type="paragraph" svg:width="3.2701in" svg:height="2.4528in" draw:z-index="1"><draw:image xlink:href="Pictures/10000000000003550000028081A1294A6268FDB8.png" xlink:type="simple" xlink:show="embed" xlink:actuate="onLoad" loext:mime-type="image/x-vclgraphic"/><draw:image xlink:href="Pictures/100000000000035500000280AB35C4A47AF09CBF.png" xlink:type="simple" xlink:show="embed" xlink:actuate="onLoad"/></draw:frame></text:p>
            <text:p text:style-name="P2">1e-4</text:p>
          </table:table-cell>
          <table:table-cell table:style-name="Table1.B2" office:value-type="string">
            <text:p text:style-name="Table_20_Contents"/>
            <text:p text:style-name="P2">1e-<text:span text:style-name="T1">4</text:span>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4T09:21:33.966120227</meta:creation-date>
    <dc:date>2019-12-05T13:59:31.872855293</dc:date>
    <meta:editing-duration>PT18H57M14S</meta:editing-duration>
    <meta:editing-cycles>3</meta:editing-cycles>
    <meta:generator>LibreOffice/6.0.7.3$Linux_X86_64 LibreOffice_project/00m0$Build-3</meta:generator>
    <meta:document-statistic meta:table-count="1" meta:image-count="4" meta:object-count="0" meta:page-count="2" meta:paragraph-count="8" meta:word-count="8" meta:character-count="32" meta:non-whitespace-character-count="32"/>
  </office:meta>
</office:document-meta>
</file>